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e18" officeooo:paragraph-rsid="00057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01:</text:p>
      <text:p text:style-name="P1">1.1, 1.2</text:p>
      <text:p text:style-name="P1">AB02:</text:p>
      <text:p text:style-name="P1">3.1, 2.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03T11:18:16.045000000</dc:date>
    <meta:editing-duration>PT1H29M16S</meta:editing-duration>
    <meta:editing-cycles>3</meta:editing-cycles>
    <meta:document-statistic meta:table-count="0" meta:image-count="0" meta:object-count="0" meta:page-count="1" meta:paragraph-count="4" meta:word-count="6" meta:character-count="26" meta:non-whitespace-character-count="24"/>
  </office:meta>
</office:document-meta>
</file>